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37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22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2" office:value-type="date" office:date-value="2022-10-29" calcext:value-type="date">
            <text:p>29.10.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дке мило та інше</text:p>
          </table:table-cell>
          <table:table-cell table:style-name="ce14" office:value-type="date" office:date-value="2023-05-02" calcext:value-type="date">
            <text:p>02.05.2023</text:p>
          </table:table-cell>
          <table:table-cell table:style-name="ce16" office:value-type="currency" office:currency="UAH" office:value="142" calcext:value-type="currency">
            <text:p>14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8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64])" office:value-type="currency" office:currency="UAH" office:value="1356521.41" calcext:value-type="currency">
            <text:p>1,356,521 грн.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 style:data-style-name="N2" text:time-value="23:58:18.410558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05-06T23:58:55.882888483</dc:date>
    <dc:creator>Віталій Євтушенко</dc:creator>
    <meta:editing-duration>PT5H40M33S</meta:editing-duration>
    <meta:editing-cycles>80</meta:editing-cycles>
    <meta:document-statistic meta:table-count="1" meta:cell-count="253" meta:object-count="0"/>
  </office:meta>
</office:document-meta>
</file>